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ROTECT ME! (64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ROTECT ME! (64:1-6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slander (64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snares (64:5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64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ROTECT ME! (64:1-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UNISH THEM! (64:7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PUNISH THEM! (64:7-8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Strike them down (64:7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urn their words against them (64:8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64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PROTECT ME! (64:1-6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PUNISH THEM! (64:7-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PRAISE GOD! (64:9-10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4 </dc:title>
    <meta:initial-creator>David STRICKLAND</meta:initial-creator>
    <dc:creator>David STRICKLAND</dc:creator>
    <meta:creation-date>2020-02-23T23:19:32Z</meta:creation-date>
    <dc:date>2020-02-23T23:19:32Z</dc:date>
    <meta:template xlink:href="BibleStudy" xlink:type="simple"/>
    <meta:editing-cycles>1</meta:editing-cycles>
    <meta:editing-duration>PT0S</meta:editing-duration>
    <meta:document-statistic meta:paragraph-count="15" meta:word-count="82"/>
  </office:meta>
</office:document-meta>
</file>